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5.69cm" fo:margin-left="1.311cm" fo:margin-right="-0.002cm" table:align="margins"/>
    </style:style>
    <style:style style:name="Tabelle1.A" style:family="table-column">
      <style:table-column-properties style:column-width="7.198cm" style:rel-column-width="30070*"/>
    </style:style>
    <style:style style:name="Tabelle1.B" style:family="table-column">
      <style:table-column-properties style:column-width="8.491cm" style:rel-column-width="35465*"/>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text-align="center" style:justify-single-word="false">
        <style:tab-stops>
          <style:tab-stop style:position="6.694cm"/>
        </style:tab-stops>
      </style:paragraph-properties>
      <style:text-properties fo:font-size="16pt" style:font-size-asian="16pt" style:font-size-complex="16pt"/>
    </style:style>
    <style:style style:name="P2" style:family="paragraph" style:parent-style-name="Text_20_body">
      <style:paragraph-properties fo:text-align="start" style:justify-single-word="false"/>
    </style:style>
    <style:style style:name="P3" style:family="paragraph" style:parent-style-name="Text_20_body" style:list-style-name="L2"/>
    <style:style style:name="P4" style:family="paragraph" style:parent-style-name="Text_20_body">
      <style:text-properties fo:font-style="italic" style:font-style-asian="italic" style:font-style-complex="italic"/>
    </style:style>
    <style:style style:name="P5" style:family="paragraph" style:parent-style-name="Text_20_body" style:list-style-name="L3">
      <style:text-properties fo:font-style="italic" style:font-style-asian="italic" style:font-style-complex="italic"/>
    </style:style>
    <style:style style:name="P6" style:family="paragraph" style:parent-style-name="Text_20_body">
      <style:text-properties fo:font-weight="bold" style:font-weight-asian="bold" style:font-weight-complex="bold"/>
    </style:style>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able_20_Contents">
      <style:paragraph-properties fo:text-align="center" style:justify-single-word="false"/>
    </style:style>
    <style:style style:name="P11" style:family="paragraph" style:parent-style-name="Text_20_body" style:list-style-name="L7"/>
    <style:style style:name="P12" style:family="paragraph" style:parent-style-name="Text_20_body" style:list-style-name="L8"/>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paragraph-properties fo:margin-left="0cm" fo:margin-right="0cm" fo:text-indent="0cm" style:auto-text-indent="false"/>
    </style:style>
    <style:style style:name="P16" style:family="paragraph" style:parent-style-name="Text_20_body" style:list-style-name="L12"/>
    <style:style style:name="P17" style:family="paragraph" style:parent-style-name="Text_20_body" style:list-style-name="L13"/>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list-style-name="L14">
      <style:text-properties fo:font-style="normal"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Faktor-IPS: Attribute Value Constraints</text:h>
      <text:p text:style-name="P2"/>
      <text:p text:style-name="Horizontal_20_Line"/>
      <text:p text:style-name="Text_20_body">Die Werte, die ein Objekt für ein Attribut annehmen kann, sind häufig durch fachliche Regeln beschränkt. Wir bezeichnen solche Regeln als Attribute Value Constraints. </text:p>
      <text:p text:style-name="Text_20_body">Beispiele:</text:p>
      <text:list text:style-name="L2">
        <text:list-item>
          <text:p text:style-name="P3">Die Versicherungssumme darf nur 1, 3 oder 5 Mio Euro betragen.</text:p>
        </text:list-item>
        <text:list-item>
          <text:p text:style-name="P3">Ist kein Selbstbehalt vereinbart dürfen nur 3 und 5 Mio Euro als Versicherungssumme vereinbart werden.</text:p>
        </text:list-item>
        <text:list-item>
          <text:p text:style-name="P3">Die Versicherungssumme muss mindestens 10.000 Euro und nicht mehr als 2000 Euro pro qm Wohnfläche betragen.</text:p>
        </text:list-item>
      </text:list>
      <text:p text:style-name="P4">Verwendung von Attribute Value Constraints in Anwendungen:</text:p>
      <text:p text:style-name="P4">Attribute Value Constraints werden in Anwendungen auf zwei Arten verwendet:</text:p>
      <text:list text:style-name="L3">
        <text:list-item>
          <text:p text:style-name="P5">Prüfung<text:line-break/>Es wird geprüft, ob ein gegebenes Objekt die Contraint erfüllt. Verletzt das Objekt die Constraint, wird dem Anwender eine Meldung präsentiert, die über die Contraint-Verletztung informiert. Die Prüfung kann sowohl in einer UI-Anwendung als auch im Batch erfolgen.</text:p>
        </text:list-item>
        <text:list-item>
          <text:p text:style-name="P5">Auskunft<text:line-break/>Dem Anwender wird angezeigt welche Werte für ein Attribut zulässig sind, so dass es nicht z einer Verletzung der Constraint kommt. Wird i.d.R. nur in UI-Anwendungen benötigt. Der häufigste Anwendungfalls ist sicherlich die Anzeige von Aufzählungen in einer Combobox. Es ist aber genau möglich den Anwender über gültige Bereiche zu informieren.</text:p>
        </text:list-item>
      </text:list>
      <text:p text:style-name="Text_20_body">Die Beispiele zeigen bereits, dass es unterschiedliche Typen von Attribute Value Constraints gibt. Zur Beschreibung der unterschiedlichen Typen, kategorisieren wir zunächst Mengen von zulässigen Werten nach den folgenden drei Kriterien. </text:p>
      <text:p text:style-name="P6">1.) Nach der Art der zulässigen Wertemenge</text:p>
      <text:list text:style-name="L4">
        <text:list-item>
          <text:p text:style-name="P7">Bereiche<text:line-break/>Beispiel: Das Alter des Versicherungsnehmer muss zwischen 18 und 99 Jahren liegen.</text:p>
        </text:list-item>
        <text:list-item>
          <text:p text:style-name="P7">Aufzählungen<text:line-break/>Beispiel: Erlaubt sind die Versicherungssummen 1, 3 und 5 Mio. Euro.</text:p>
        </text:list-item>
        <text:list-item>
          <text:p text:style-name="P7">Sonstige<text:line-break/>Zum Beispiel kann man die zulässigen Werte für Attribute vom Datentyp String durch reguläre Ausdrücke beschreiben. Diese werden hier erst einmal nicht weiter betrachtet.</text:p>
        </text:list-item>
      </text:list>
      <text:p text:style-name="P6">2.) Nach der Abhängigkeit der Menge der zulässigen Werte von anderen Objekteigenschaften</text:p>
      <text:list text:style-name="L5">
        <text:list-item>
          <text:p text:style-name="P8">unabhängig / konstant<text:line-break/>Die Menge der zulässigen Werte ist unabhängig von andern Objekteigenschaften und konstant.<text:line-break/>Beispiel: Zulässig sind die Versicherungssummen 1, 3 und 5 Mio, unabhängig von andern Vertragseigenschaften wie Selbstbehalt, Alter des Versicherungsnehmes.</text:p>
        </text:list-item>
        <text:list-item>
          <text:p text:style-name="P8">abhängig / berechnet<text:line-break/>Die Menge der zulässigen Werte ist nicht konstant sondern abhängig von anderen Objekteigenschaften. Die für ein Attribut zulässigen Werte werden auf Basis des Objektzustandes ermittelt/berechnet. <text:line-break/>Beispiel: Zulässig sind die Versicherungssummen 3 und 5 Mio. Ist ein Selbstbehalt vereinbart, kann auch 1 Mio vereinbart werden.</text:p>
        </text:list-item>
      </text:list>
      <text:p text:style-name="Text_20_body">Wird die Menge der zulässigen Werte abhängig vom Objektzustand berechnet, dann kann man zusätzlich die konstante, vom Objektzustand unabhängig Obermenge für die zulässigen Werte angeben. Die berechneten, vom Objektzustand abhängigen Wertemengen sind immer eine Teilmenge dieser Obermenge. </text:p>
      <text:p text:style-name="Text_20_body">Für das obige Beispiel hat man z. B. die konstante Menge 1, 3 und 5 Mio. Abhängig vom Vorhandensein des Selbstbehaltes sind allerdings nur 3 und 5 Mio zulässig. <text:s/><text:line-break/></text:p>
      <text:p text:style-name="P4">Weiterführende Bemerkung:</text:p>
      <text:p text:style-name="P4">Welche der „Wertemengen“ benötigt man in einer Anwendung, die berechnete Menge, oder die Obermenge? Mit der berechnete Menge kann man leicht die Prüfung implementieren, ob ein Objektzustand gültig ist oder nicht. Dies ist der Fall, wenn der aktuelle Wert des Attributes Teil der berechnete Menge ist, andernfalls ist der Objektzustand ungültig. Welche Menge im UI verwendet wird ist abhängig von der Konstruktionsweise des UI und auch eine Frage der Benutzerführung. Entweder zeigt das UI (z. B. in einer Combobox bei Aufzählungen) alle möglichen Werte an, oder nur die, die für den aktuellen Objektzustand möglich sind. Bei HTML Anwendungen wird z.B. häufig die erstere Variante verwendet um den zusätzlichen Request zu vermeiden (was sich durch AJAX aber auch wieder ändert). Sind die erlaubten Werte eines Attributes von mehreren anderen Attributen abhängig, dann kann vom UI evenutell auch eine andere Teilmenge der Obermenge benötigt werden. Beispiel: Versicherungssumme ist abhängig von Selbstbehalt und Alter des Versicherungsnehmers. Das Alter des Versicherungsnehmer ist auf der ersten Seite eines Angebotswizards eingegeben worden, auf der zweiten werden Selbstbehalt und Versicherungssumme eingegeben. Eine denkbare Benutzerführung ist es, hier alle möglichen Versicherungssummen anzuzeigen, die für das gegebene Alter des VN aber unabhängig vom konkreten Selbstbehalt möglich sind.</text:p>
      <text:p text:style-name="Text_20_body">Bei abhängigen/berechneten Wertemengen gibt es bei genauerer Betrachtung zwei Varianten. Wir diskutieren sie an den folgenden zwei Beispiel:</text:p>
      <text:list text:style-name="L6">
        <text:list-item>
          <text:p text:style-name="P9">Als Versicherungssumme sind 3 und 5 Mio erlaubt. Für Versicherungsnehmer die nicht älter als 25 sind zusätzlich noch eine eine 1 Mio.</text:p>
        </text:list-item>
        <text:list-item>
          <text:p text:style-name="P9">Als Versicherungssumme sind prinzipiell 1, 3 und 5 erlaubt, als Selbstbehalte 0, 150 und 300. Die folgenden Tabelle zeigt die erlaubten Kombinationen:</text:p>
        </text:list-item>
      </text:list>
      <table:table table:name="Tabelle1" table:style-name="Tabelle1">
        <table:table-column table:style-name="Tabelle1.A"/>
        <table:table-column table:style-name="Tabelle1.B"/>
        <table:table-header-rows>
          <table:table-row>
            <table:table-cell table:style-name="Tabelle1.A1" office:value-type="string">
              <text:p text:style-name="Table_20_Heading">Versicherungssumme</text:p>
            </table:table-cell>
            <table:table-cell table:style-name="Tabelle1.B1" office:value-type="string">
              <text:p text:style-name="Table_20_Heading">Selbstbehalt</text:p>
            </table:table-cell>
          </table:table-row>
        </table:table-header-rows>
        <table:table-row>
          <table:table-cell table:style-name="Tabelle1.A2" office:value-type="string">
            <text:p text:style-name="P10">1 Mio </text:p>
          </table:table-cell>
          <table:table-cell table:style-name="Tabelle1.B2" office:value-type="string">
            <text:p text:style-name="P10">0</text:p>
          </table:table-cell>
        </table:table-row>
        <table:table-row>
          <table:table-cell table:style-name="Tabelle1.A2" office:value-type="string">
            <text:p text:style-name="P10">1 Mio</text:p>
          </table:table-cell>
          <table:table-cell table:style-name="Tabelle1.B2" office:value-type="string">
            <text:p text:style-name="P10">150</text:p>
          </table:table-cell>
        </table:table-row>
        <table:table-row>
          <table:table-cell table:style-name="Tabelle1.A2" office:value-type="string">
            <text:p text:style-name="P10">1 Mio</text:p>
          </table:table-cell>
          <table:table-cell table:style-name="Tabelle1.B2" office:value-type="string">
            <text:p text:style-name="P10">300</text:p>
          </table:table-cell>
        </table:table-row>
        <table:table-row>
          <table:table-cell table:style-name="Tabelle1.A2" office:value-type="string">
            <text:p text:style-name="P10">3 Mio</text:p>
          </table:table-cell>
          <table:table-cell table:style-name="Tabelle1.B2" office:value-type="string">
            <text:p text:style-name="P10">150</text:p>
          </table:table-cell>
        </table:table-row>
        <table:table-row>
          <table:table-cell table:style-name="Tabelle1.A2" office:value-type="string">
            <text:p text:style-name="P10">3 Mio</text:p>
          </table:table-cell>
          <table:table-cell table:style-name="Tabelle1.B2" office:value-type="string">
            <text:p text:style-name="P10">300</text:p>
          </table:table-cell>
        </table:table-row>
        <table:table-row>
          <table:table-cell table:style-name="Tabelle1.A2" office:value-type="string">
            <text:p text:style-name="P10">5 Mio</text:p>
          </table:table-cell>
          <table:table-cell table:style-name="Tabelle1.B2" office:value-type="string">
            <text:p text:style-name="P10">300</text:p>
          </table:table-cell>
        </table:table-row>
      </table:table>
      <text:list text:style-name="L6" text:continue-numbering="true">
        <text:list-header>
          <text:p text:style-name="P9"/>
        </text:list-header>
      </text:list>
      <text:p text:style-name="Text_20_body">Der Unterschied zwischen den beiden Beispiel liegt darin, dass es beim ersten Beispiel sinnvoll ist, die Contraint ausschließlich als Einschränkung auf die Versicherungssumme zu verstehen. Für einen VN steht das Alter fest und mit dieser Information können die möglichen Versicherungssummen ermittelt werden. Die Information bis zu welchem Alter eine gegebene Versicherungssumme gewählt werden kann, wird i.d.R. nicht benötigt. Beim zweiten Beispiel sind beide Attribute prinzipiell frei wählbar und nicht durch den VN (oder das versicherte Objekt etc.) vorgegeben. Das zweite Beispiel stellt somit eine Einschränkung auf die zulässigen Werte beider Attribute dar. </text:p>
      <text:p text:style-name="P6">3.) Nach dem „Ort“ der Ablage der zulässigen Werte</text:p>
      <text:list text:style-name="L7">
        <text:list-item>
          <text:p text:style-name="P11">im Modell<text:line-break/>Die zulässigen Werte sind im Modell in Form von Konstanten oder Berechnungsvorschriften in den Vertrags- bzw. Produktklassen festgelegt. </text:p>
        </text:list-item>
        <text:list-item>
          <text:p text:style-name="P11">in der Produktkonfiguration<text:line-break/>Die zulässigen Werte sind in Form von Konstanten oder Berechnungvorschriften Teil der Konfigurationsdaten. Die zulässigen Konfigurationsmöglichkeiten können (müssen aber nicht) durch Definition im Modell eingeschränkt sein. So kann zum Beispiel im Modell hinterlegt sein, dass es die Zahlungsweisen 1, 2, 4, 12 gibt. In der Produktkonfiguration kann eine Teilmenge dieser Zahlweisen, als die im Produkt erlaubten hinterlegt werden. Es könnte aber keine Zahlweise 5 definiert werden.</text:p>
        </text:list-item>
      </text:list>
      <text:p text:style-name="Text_20_body">Dieses letzte Kriterium kann man natürlich auch als Spezialfall des zweiten sehen, da das Produkt, auf dem ein Vertrag basiert, eine Vertragseigenschaft darstellt. Wegen der besonderen Bedeutung (für Faktor-IPS) behandeln wir dies aber getrennt.</text:p>
      <text:p text:style-name="P4">Weiterführende Bemerkung:</text:p>
      <text:p text:style-name="P4">Werden die erlaubten Werte ausschließlich in der Produktkonfiguration definiert, dann hat man u. U. Probleme haben die Obermenge zu ermitteln. Kann ein Vertrag z. B. auf den Vertragsarten Single, Senioren oder Familien-Haftpflicht basieren, dann muss die Obermenge über alle drei Vertragsarten gebildet werden. Dies ist aktuell nicht automatisch generierbar, da nicht klar ist, welche Vertragsarten zur Berechnung der Obermenge analysiert werden müssen. Liegt das Problem vielleicht daran, dass Senioren, Familien und Single-HP eher Varianten denn Produkt sind, oder wir das noch nicht unterstützen? </text:p>
      <text:h text:style-name="Heading_20_1" text:outline-level="1">Modellierung in Faktor-IPS</text:h>
      <text:p text:style-name="Text_20_body">Wie bilden wir dies in Faktor-IPS ab? Eine Variante ist die Contraint ausschließlich an der Vertragsklasse zu modellieren und in Produktbausteinen zu konfigurieren. Die andere ist, die Modellierung auf Vertrags und Produktklassen zu verteilen. Letzteres bietet den Vorteil, in Subclasses auf der Produktseite Unterschiede in den Produkten zu modellieren ohne Subclasses uf Vertragsseite zu bilden.</text:p>
      <text:h text:style-name="Heading_20_1" text:outline-level="1">Variante 1: Modellierung an Vertragsklassen</text:h>
      <text:p text:style-name="Text_20_body">Bereichs-Constraint für ein Attribut</text:p>
      <text:p text:style-name="Text_20_body">Mit der Modellierung einer Bereichs-Constraint wird im Modell festgelegt, dass die zulässigen Werte eines Attributes durch einen Bereich eingeschränkt sind. Eine Bereichs-Contraint hat die folgenden Eigenschaften:</text:p>
      <text:list text:style-name="L8">
        <text:list-item>
          <text:p text:style-name="P12">Das Attribute welches eingeschränkt wird.</text:p>
        </text:list-item>
        <text:list-item>
          <text:p text:style-name="P12">Modellseitiger konstanter Bereich als Obermenge der zulässigen Werte.</text:p>
        </text:list-item>
      </text:list>
      <text:list text:style-name="L9">
        <text:list-item>
          <text:p text:style-name="P13">Berechneter Bereich ja/nein</text:p>
        </text:list-item>
        <text:list-item>
          <text:p text:style-name="P13">Art der Konfiguration<text:line-break/> - keine Konfiguration möglich<text:line-break/> - Definition einer konstanten Teilmenge (nur falls kein berechneter Bereich)<text:line-break/> - Berechnungsvorschrift für Ober- und Untermengen. (nur falls berechneter Bereich)</text:p>
        </text:list-item>
        <text:list-item>
          <text:p text:style-name="P13">Fehlermeldung falls die Constraint verletzt wird.</text:p>
        </text:list-item>
      </text:list>
      <text:p text:style-name="P4">Aktueller Stand: </text:p>
      <text:p text:style-name="P4">Modellseitiger konstanter Bereich als Obermenge der zulässigen Werte wird am Attribut definiert. Konfigurationsmöglichkeit Keine = not product relevant. <text:line-break/>Konfigurationsmöglichkeit Konstante Teilmenge = product relevant. <text:line-break/>Berechnungsvorschriften auf Produktseite fehlen.</text:p>
      <text:h text:style-name="Heading_20_2" text:outline-level="2">Aufzählungs-Constraint für ein Attribut </text:h>
      <text:p text:style-name="Text_20_body">Mit der Modellierung einer Aufzählungs-Constraint wird im Modell festgelegt, dass die zulässigen Werte eines Attributes durch eine Aufzählung eingeschränkt sind. Eine Aufzählungs-Constraint hat die folgenden Eigenschaften:</text:p>
      <text:list text:style-name="L10">
        <text:list-item>
          <text:p text:style-name="P14">Das Attribute welches eingeschränkt wird.</text:p>
        </text:list-item>
        <text:list-item>
          <text:p text:style-name="P14">Modellseitige Aufzählung als Obermenge der zulässigen Werte<text:line-break/>Häufig werden bei Aufzählungen modellseitig die zulässigen Werte nicht eingeschränkt. So ist es zum Beispiel nicht sinnvoll die möglichen Versicherungssummen bereits im Modell vorzugeben. Die erlaubten Versicherungssummen werden ausschließlich konfiguriert.<text:line-break/>Wenn im Modell Aufzählungen angegeben werden, dann haben sie i.d.R. den Charakter von EnumDatatypes. Hinterlegt man im Modell, dass für das Attribut „Zahlweise“ die Werte 1, 2, 4, 12 erlaubt sind, könnte man Alternativ hierzu einen Datentyp Zahlweise einführen.</text:p>
        </text:list-item>
        <text:list-item>
          <text:p text:style-name="P14">Berechnete Aufzählung ja/nein</text:p>
        </text:list-item>
        <text:list-item>
          <text:p text:style-name="P14">Art der Konfiguration<text:line-break/> - keine Konfiguration möglich<text:line-break/> - Definition einer konstanten Teilmenge <text:line-break/> <text:s text:c="2"/>(falls im Modell eine Obermenge definiert wurde und berechnet=nein)<text:line-break/> - Aufzählung der erlaubten Werte <text:line-break/> <text:s text:c="2"/>(falls im Modell <text:span text:style-name="T1">keine</text:span> Obermenge definiert wurde und berechnet=“nein“)<text:line-break/> - Berechnungsvorschrift zur Ermittlung einer Teilmenge<text:line-break/> <text:s text:c="2"/>(falls im Modell eine Obermenge definiert wurde und berechnet=“ja“)<text:line-break/> - Aufzählung der erlaubten Werte und Berechnungsvorschrift für zustandsabhängige <text:line-break/> <text:s text:c="2"/>Einschränkungen.<text:line-break/> <text:s/>(falls im Modell <text:span text:style-name="T1">keine</text:span> Obermenge definiert wurde und berechnet=ja)</text:p>
        </text:list-item>
        <text:list-item>
          <text:p text:style-name="P14">Fehlermeldung falls die Constraint verletzt wird.</text:p>
        </text:list-item>
      </text:list>
      <text:p text:style-name="P4">Aktueller Stand: </text:p>
      <text:p text:style-name="P4">Modellseitige Aufzählung als Obermenge der zulässigen Werte wird am Attribut definiert. <text:line-break/>Art der Konfiguration-Keine: entspricht not product relevant. <text:line-break/>Konfigurationsmöglichkeit-Konstante Teilmenge: entspricht product relevant<text:line-break/>Alle anderen Arten werden nicht unterstützt.</text:p>
      <text:h text:style-name="Heading_20_2" text:outline-level="2">Genereller Wertemengen-Constraint</text:h>
      <text:p text:style-name="Text_20_body">Mit der Modellierung dieser Constraint wird im Modell festgelegt, dass die zulässigen Werte eines Attributes eingeschränkt sind. Es ist aber nicht festgelegt, ob es sich hierbei um einen Bereich oder eine Aufzählung handelt. Darüber hinaus wird im Modell keine weitere Einschränkung hinterlegt. Die Definition der zulässigen Werte inklusive der Entscheidung ob Bereich oder Aufzählung erfolgt im Modell. Diese Constraint hat die folgenden Eigenschaften:</text:p>
      <text:list text:style-name="L11">
        <text:list-item>
          <text:p text:style-name="P15">Das Attribute welches eingeschränkt wird.</text:p>
        </text:list-item>
        <text:list-item>
          <text:p text:style-name="P15">Art der Konfiguration<text:line-break/> - Definition eines konstanten Bereichs oder einer konstanten Aufzählung möglich<text:line-break/> - Definition einer Berechnungsvorschrift für den Bereichs oder einer konstanten Aufzählung als Obermenge inkusive Berechnungsvorschrift zur Ermittlung der Teilmenge in Abhängigkeit vom Objektzustand.</text:p>
        </text:list-item>
      </text:list>
      <text:list text:style-name="L12">
        <text:list-item>
          <text:p text:style-name="P16">Fehlermeldung falls die Constraint verletzt wird.</text:p>
        </text:list-item>
      </text:list>
      <text:p text:style-name="P4">Aktueller Stand: Geht gar nicht.</text:p>
      <text:h text:style-name="Heading_20_2" text:outline-level="2">Aufzählungs-Constraint für gleichberechtigte Attribute </text:h>
      <text:p text:style-name="Text_20_body">Mit der Modellierung dieser Constraint wird im Modell festgelegt, dass für bestimmte Attribute nur bestimmte Kombinationen an Werten zulässig sind. Diese Constraint hat die folgenden Eigenschaften:</text:p>
      <text:list text:style-name="L13">
        <text:list-item>
          <text:p text:style-name="P17">Liste der gleichberechtigten Attribute</text:p>
        </text:list-item>
        <text:list-item>
          <text:p text:style-name="P17">Fehlermeldung falls die Constraint verletzt wird.</text:p>
        </text:list-item>
      </text:list>
      <text:p text:style-name="Text_20_body">Abbildung der Kombinationen kann über eine Tabelle erfolgen. Um Fehler in der Konfiguration zu vermeiden wäre es günstig ein Konstrukt Kreuztabelle zu haben. In der Kreuztabelle können neben den gleichberechtigten Attributen zusätzlich noch andere Attribute verwendet werden, deren Wert als gegeben angenommen wird. Beispiel: Die erlaubten Versicherungssummen/Selbstbehalt-Kombinationen hängen vom Alter und vom Geschlecht ab.</text:p>
      <text:p text:style-name="P4">Aktueller Stand: </text:p>
      <text:p text:style-name="P4">Kann man über Tabellen und Validierungsregeln abbilden. Allerdings kann man an den gleichberechtigten Attributen zusätzlich noch Aufzählungen hinterlegen, die keinen Zusammenhang zu den Werten in der Tabelle haben.</text:p>
      <text:p text:style-name="P4"/>
      <text:h text:style-name="Heading_20_1" text:outline-level="1">Variante 2: Modellierung in Vertrags&amp;Produktklassen</text:h>
      <text:p text:style-name="P18">Idee ist zur Zeit, die Constraint im Standardfall auf der Vertragsseite zu modellieren. In einer späteren Faktor-IPS Version, kann man dann dort angeben, dass die Constraint Produktseitig detailliert wird, also z. B. </text:p>
      <text:list text:style-name="L14">
        <text:list-item>
          <text:p text:style-name="P19">Auf Vertragseite wird modelliert es gibt eine Bereichs-Constraint</text:p>
        </text:list-item>
        <text:list-item>
          <text:p text:style-name="P19">In den Subclasses auf Produkt kann in einer Subclass modelliert werden, dass es sich um einen konstanten Bereich handelt, in einer zweiten um einen berechneten. In den Subclasses könnten sich auch die Paremter zur Berechnung unterscheiden.</text:p>
        </text:list-item>
      </text:list>
      <text:p text:style-name="P18"/>
      <text:h text:style-name="Heading_20_1" text:outline-level="1">ToDo</text:h>
      <text:p text:style-name="P18">Einarbeiten, dass im Produktbaustein auch konfiguriert werden kann, ob eine Contraint für ein Produkt relevant ist oder nicht. Wenn die Contraint nicht relevant ist, wird zur Laufzeit die Prüfung gar nicht ausgeführt. Zum Zeitpunkt der Eingabe der Produktdaten, muss der Wertebereich nicht eingegeben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initial-creator>Jan Ortmann</text:initial-creator><text:tab/>Faktor-IPS: Attribute Value Constraints<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7-05-17T11:14:26</meta:creation-date>
    <dc:creator>Jan Ortmann</dc:creator>
    <dc:date>2007-09-10T23:26:11</dc:date>
    <meta:printed-by>Jan Ortmann</meta:printed-by>
    <meta:print-date>2007-05-17T20:39:33</meta:print-date>
    <dc:language>de-DE</dc:language>
    <meta:editing-cycles>182</meta:editing-cycles>
    <meta:editing-duration>P3DT20H37M32S</meta:editing-duration>
    <meta:user-defined meta:name="Info 1"/>
    <meta:user-defined meta:name="Info 2"/>
    <meta:user-defined meta:name="Info 3"/>
    <meta:user-defined meta:name="Info 4"/>
    <meta:document-statistic meta:table-count="1" meta:image-count="0" meta:object-count="0" meta:page-count="6" meta:paragraph-count="87" meta:word-count="1798" meta:character-count="13244"/>
  </office:meta>
</office:document-meta>
</file>